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ROBERT CARRASC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HUMPIRE CAYRA, FELICIANO FAUST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9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HUMPIRE CAYRA, FELICIANO FAUST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4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4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8016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2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8T17:54:3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